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width="459.2126pt" fo:page-height="649.1339pt"/>
    </style:page-layout>
    <style:page-layout style:name="pm13">
      <style:page-layout-properties fo:margin-top="56.69291pt" fo:margin-right="56.69291pt" fo:margin-bottom="56.69291pt" fo:margin-left="56.69291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8-20T10:39:37</meta:creation-date>
    <dc:creator>Trihus</dc:creator>
    <dc:date>2012-08-20T10:39:3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6.2481</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10\PreservePartFile2"
Const IsPreview = "False"
Const RunMacroFirstTime = "True"
Const IsCoverImageInserted = "false"

'Changed On July-05-2012 for TD-3058(LibreOffice 3.5 crashes on Pathway export of Gondwana OneColum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If  Right(Trim(ThisComponent.Title),4) = ".odm" Then
		HideODMVariable()
	End If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